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paragraph-rsid="001dd132"/>
    </style:style>
    <style:style style:name="P4" style:family="paragraph" style:parent-style-name="Standard" style:list-style-name="L1">
      <style:text-properties officeooo:rsid="001e2979" officeooo:paragraph-rsid="001e2979"/>
    </style:style>
    <style:style style:name="T1" style:family="text">
      <style:text-properties officeooo:rsid="001dd132"/>
    </style:style>
    <style:style style:name="T2" style:family="text">
      <style:text-properties officeooo:rsid="001e29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s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1"/>
      <text:p text:style-name="P1"/>
      <text:p text:style-name="P1"/>
      <text:p text:style-name="P1">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In studies of “macro-organisms”, distance-decay relationships are frequently observed, and may occur over relatively short geographic distances, dependent on the dispersal cap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may not exhibit a distance-decay relationship because communities separated by large geographic distances may still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2"><text:span text:style-name="T1">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span></text:p>
      <text:p text:style-name="P2"><text:soft-page-break/><text:span text:style-name="T1">Whilst methodological differences are one potential reason for the variability in empirical microbial 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span></text:p>
      <text:p text:style-name="P2"/>
      <text:p text:style-name="P3"><text:span text:style-name="T1">Given that both methodological differences and context dependency may both influence our knowledge of the microbial distance decay relationship, we sought to test the generality of this relationship across studies, as well as which factors most influence it. If methodological differences caused the disparities in the d-d relationship, we hypothesised the following:</text:span></text:p>
      <text:list xml:id="list2916989845396227026" text:style-name="L1">
        <text:list-item>
          <text:p text:style-name="P4">That high-throughput studies will typically find a stronger d-d relationship as these platforms would allow the detection of less abundance organisms which may be dispersal limi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7-05T19:42:30.872312113</dc:date>
    <meta:editing-duration>PT2M57S</meta:editing-duration>
    <meta:editing-cycles>1</meta:editing-cycles>
    <meta:document-statistic meta:table-count="0" meta:image-count="0" meta:object-count="0" meta:page-count="2" meta:paragraph-count="12" meta:word-count="692" meta:character-count="5016" meta:non-whitespace-character-count="4336"/>
    <meta:generator>LibreOffice/4.2.8.2$Linux_X86_64 LibreOffice_project/420m0$Build-2</meta:generator>
  </office:meta>
</office:document-meta>
</file>